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fo:font-size="8pt" style:font-size-asian="8pt" style:font-size-complex="8pt"/>
    </style:style>
    <style:style style:name="P2" style:family="paragraph" style:parent-style-name="Heading_20_3">
      <style:text-properties fo:font-size="8pt" style:font-size-asian="8pt" style:font-size-complex="8pt"/>
    </style:style>
    <style:style style:name="P3" style:family="paragraph" style:parent-style-name="Standard">
      <style:text-properties fo:font-size="8pt" style:font-size-asian="8pt" style:font-size-complex="8pt"/>
    </style:style>
    <style:style style:name="P4" style:family="paragraph" style:list-style-name="L1"/>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2">
      <style:paragraph-properties fo:margin-top="0in" fo:margin-bottom="0in" style:contextual-spacing="false"/>
    </style:style>
    <style:style style:name="P8" style:family="paragraph" style:parent-style-name="Text_20_body" style:list-style-name="L3"/>
    <style:style style:name="P9" style:family="paragraph" style:parent-style-name="Text_20_body" style:list-style-name="L3">
      <style:paragraph-properties fo:margin-top="0in" fo:margin-bottom="0in" style:contextual-spacing="false"/>
    </style:style>
    <style:style style:name="P10" style:family="paragraph" style:parent-style-name="Text_20_body" style:list-style-name="L4"/>
    <style:style style:name="P11" style:family="paragraph" style:parent-style-name="Text_20_body">
      <style:text-properties fo:font-size="8pt" style:font-size-asian="8pt" style:font-size-complex="8pt"/>
    </style:style>
    <style:style style:name="T1" style:family="text">
      <style:text-properties fo:font-size="7pt" style:font-size-asian="7pt" style:font-size-complex="7pt"/>
    </style:style>
    <style:style style:name="T2" style:family="text">
      <style:text-properties fo:font-size="8pt" style:font-size-asian="8pt" style:font-size-complex="8pt"/>
    </style:style>
    <style:style style:name="T3" style:family="text">
      <style:text-properties fo:font-size="8pt" officeooo:rsid="0012bdf6" style:font-size-asian="8pt" style:font-size-complex="8pt"/>
    </style:style>
    <style:style style:name="T4" style:family="text">
      <style:text-properties fo:font-size="9pt" style:font-size-asian="9pt" style:font-size-complex="9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ata Dictionary</text:h>
      <text:p text:style-name="Text_20_body"><text:span text:style-name="T2">The WiDS 2023 Datathon is using a subset of a pre-prepared dataset in which the variables were gathered from the following datasets (</text:span><text:span text:style-name="Emphasis"><text:span text:style-name="T2">source of the WiDS Datathon dataset will be revealed after the competition closes</text:span></text:span><text:span text:style-name="T2">):</text:span></text:p>
      <text:list xml:id="list2208624137" text:style-name="L1">
        <text:list-item>
          <text:p text:style-name="P5"><text:span text:style-name="Strong_20_Emphasis"><text:span text:style-name="T2">Temperature</text:span></text:span><text:span text:style-name="T2">: Daily maximum and minimum temperature measurements at 2 meters from 1979 onwards were obtained from NOAA’s Climate Prediction Center (CPC) Global Gridded Temperature dataset and converted to Celsius. The official contest target temperature variable is </text:span><text:span text:style-name="Source_20_Text"><text:span text:style-name="T2">tmp2m = tmax+tmin / 2</text:span></text:span><text:span text:style-name="T2">.</text:span></text:p>
          <text:p text:style-name="P5"><text:span text:style-name="Source_20_Text"><text:span text:style-name="T2">ftp://ftp.cpc.ncep.noaa.gov/precip/PEOPLE/wd52ws/global_temp/</text:span></text:span></text:p>
        </text:list-item>
        <text:list-item>
          <text:p text:style-name="P5"><text:span text:style-name="Strong_20_Emphasis"><text:span text:style-name="T2">Global precipitation</text:span></text:span><text:span text:style-name="T2">: Daily precipitation data from 1979 onward were obtained from NOAA’s CPC Gauge-Based Analysis of Global Daily Precipitation [42] and converted to mm.</text:span></text:p>
          <text:p text:style-name="P5"><text:span text:style-name="Source_20_Text"><text:span text:style-name="T2">ftp://ftp.cpc.ncep.noaa.gov/precip/CPC_UNI_PRCP/GAUGE_GLB/RT/</text:span></text:span></text:p>
        </text:list-item>
        <text:list-item>
          <text:p text:style-name="P5"><text:span text:style-name="Strong_20_Emphasis"><text:span text:style-name="T2">U.S. precipitation</text:span></text:span><text:span text:style-name="T2">: Daily U.S. precipitation data in mm were collected from the CPC Unified Gauge-Based Analysis of Daily Precipitation over CONUS. Measurements were replaced with sums over the ensuing two-week period.</text:span></text:p>
          <text:p text:style-name="P5"><text:span text:style-name="Source_20_Text"><text:span text:style-name="T2">https://www.esrl.noaa.gov/psd/thredds/catalog/Datasets/cpc_us_precip/catalog.html</text:span></text:span></text:p>
        </text:list-item>
        <text:list-item>
          <text:p text:style-name="P5"><text:span text:style-name="Strong_20_Emphasis"><text:span text:style-name="T2">Sea surface temperature and sea ice concentration</text:span></text:span><text:span text:style-name="T2">: NOAA’s Optimum Interpolation Sea Surface Temperature (SST) dataset provides SST and sea ice concentration data, daily from 1981 to the present. </text:span><text:span text:style-name="T3">b</text:span></text:p>
          <text:p text:style-name="P5"><text:span text:style-name="Source_20_Text"><text:span text:style-name="T2">ftp://ftp.cdc.noaa.gov/Projects/Datasets/noaa.oisst.v2..highres/</text:span></text:span></text:p>
        </text:list-item>
        <text:list-item>
          <text:p text:style-name="P5"><text:span text:style-name="Strong_20_Emphasis"><text:span text:style-name="T2">Multivariate ENSO index (MEI)</text:span></text:span><text:span text:style-name="T2">: Bimonthly MEI values (MEI) from 1949 to the present, were obtained from NOAA/Earth System Research Laboratory. The MEI is a scalar summary of six variables (sea-level pressure, zonal and meridional surface wind components, SST, surface air temperature, and sky cloudiness) associated with El Niño/Southern Oscillation (ENSO), an ocean-atmosphere coupled climate mode. </text:span></text:p>
          <text:p text:style-name="P5"><text:span text:style-name="Source_20_Text"><text:span text:style-name="T2">https://www.esrl.noaa.gov/psd/enso/mei/</text:span></text:span></text:p>
        </text:list-item>
        <text:list-item>
          <text:p text:style-name="P5"><text:span text:style-name="Strong_20_Emphasis"><text:span text:style-name="T2">Madden-Julian oscillation (MJO)</text:span></text:span><text:span text:style-name="T2">: Daily MJO values since 1974 are provided by the Australian Government Bureau of Meteorology. MJO is a metric of tropical convection on daily to weekly timescales and can have a significant impact on the United States sub-seasonal climate. Measurements of phase and amplitude on the target date were extracted over the two-week period.</text:span></text:p>
          <text:p text:style-name="P5"><text:span text:style-name="Source_20_Text"><text:span text:style-name="T2">http://www.bom.gov.au/climate/mjo/graphics/rmm.74toRealtime.txt</text:span></text:span></text:p>
        </text:list-item>
        <text:list-item>
          <text:p text:style-name="P5"><text:span text:style-name="Strong_20_Emphasis"><text:span text:style-name="T2">Relative humidity, sea level pressure, and precipitable water for the entire atmosphere</text:span></text:span><text:span text:style-name="T2">: NOAA’s National Center for Environmental Prediction (NCEP)/National Center for Atmospheric Research Reanalysis dataset contains daily relative humidity (rhum) near the surface (sigma level 0.995) from 1948 to the present and daily pressure at the surface (pres) from 1979 to the present.</text:span></text:p>
          <text:p text:style-name="P5"><text:span text:style-name="Source_20_Text"><text:span text:style-name="T2">ftp://ftp.cdc.noaa.gov/Datasets/ncep.reanalysis/surface/</text:span></text:span></text:p>
        </text:list-item>
        <text:list-item>
          <text:p text:style-name="P5"><text:span text:style-name="Strong_20_Emphasis"><text:span text:style-name="T2">Geopotential height, zonal wind, and longitudinal wind:</text:span></text:span><text:span text:style-name="T2"> To capture polar vortex variability, obtained daily mean geopotential height were obtained at 10mb from the NCEP Reanalysis dataset. </text:span></text:p>
          <text:p text:style-name="P5"><text:span text:style-name="Source_20_Text"><text:span text:style-name="T2">ftp://ftp.cdc.noaa.gov/Datasets/ncep.reanalysis.dailyavgs/pressure/</text:span></text:span></text:p>
        </text:list-item>
        <text:list-item>
          <text:p text:style-name="P5"><text:span text:style-name="Strong_20_Emphasis"><text:span text:style-name="T2">North American Multi-Model Ensemble (NMME):</text:span></text:span><text:span text:style-name="T2"> The North American Multi-Model Ensemble (NMME) is a collection of physics-based forecast models from various modeling centers in North America. Forecasts issued monthly from the </text:span><text:span text:style-name="Source_20_Text"><text:span text:style-name="T2">Cansips</text:span></text:span><text:span text:style-name="T2">, </text:span><text:span text:style-name="Source_20_Text"><text:span text:style-name="T2">CanCM3</text:span></text:span><text:span text:style-name="T2">, </text:span><text:span text:style-name="Source_20_Text"><text:span text:style-name="T2">CanCM4</text:span></text:span><text:span text:style-name="T2">, </text:span><text:span text:style-name="Source_20_Text"><text:span text:style-name="T2">CCSM3</text:span></text:span><text:span text:style-name="T2">, </text:span><text:span text:style-name="Source_20_Text"><text:span text:style-name="T2">CCSM4</text:span></text:span><text:span text:style-name="T2">, </text:span><text:span text:style-name="Source_20_Text"><text:span text:style-name="T2">GFDL-CM2.1-aer04</text:span></text:span><text:span text:style-name="T2">, </text:span><text:span text:style-name="Source_20_Text"><text:span text:style-name="T2">GFDL-CM2.5</text:span></text:span><text:span text:style-name="T2">, </text:span><text:span text:style-name="Source_20_Text"><text:span text:style-name="T2">FLOR-A06</text:span></text:span><text:span text:style-name="T2"> and </text:span><text:span text:style-name="Source_20_Text"><text:span text:style-name="T2">FLOR-B01</text:span></text:span><text:span text:style-name="T2">, </text:span><text:span text:style-name="Source_20_Text"><text:span text:style-name="T2">NASA-GMAO-062012</text:span></text:span><text:span text:style-name="T2">, and </text:span><text:span text:style-name="Source_20_Text"><text:span text:style-name="T2">NCEP-CFSv2</text:span></text:span><text:span text:style-name="T2"> models were downloaded from the IRI/LDEO Climate Data Library. Each forecast contains monthly mean predictions from 0.5 to 8.5 months ahead. </text:span></text:p>
          <text:p text:style-name="P5"><text:span text:style-name="Source_20_Text"><text:span text:style-name="T2">https://iridl.ldeo.columbia.edu/SOURCES/.Models/.NMME/</text:span></text:span></text:p>
        </text:list-item>
        <text:list-item>
          <text:p text:style-name="P5"><text:span text:style-name="Strong_20_Emphasis"><text:span text:style-name="T2">Pressure and potential evaporation:</text:span></text:span><text:span text:style-name="T2"> </text:span><text:span text:style-name="Source_20_Text"><text:span text:style-name="T2">ftp://ftp.cdc.noaa.gov/Datasets/ncep.reanalysis/surface_gauss/</text:span></text:span></text:p>
        </text:list-item>
        <text:list-item>
          <text:p text:style-name="P5"><text:span text:style-name="Strong_20_Emphasis"><text:span text:style-name="T2">Elevation:</text:span></text:span><text:span text:style-name="T2"> </text:span><text:span text:style-name="Source_20_Text"><text:span text:style-name="T2">http://research.jisao.washington.edu/data_sets/elevation/elev.1-deg.nc</text:span></text:span></text:p>
        </text:list-item>
        <text:list-item>
          <text:p text:style-name="P5"><text:span text:style-name="Strong_20_Emphasis"><text:span text:style-name="T2">Köppen-Geiger climate classifications:</text:span></text:span><text:span text:style-name="T2"> </text:span><text:span text:style-name="Source_20_Text"><text:span text:style-name="T2">http://koeppen-geiger.vu-wien.ac.at/present.htm</text:span></text:span></text:p>
        </text:list-item>
      </text:list>
      <text:h text:style-name="P2" text:outline-level="3">Variable naming</text:h>
      <text:p text:style-name="Text_20_body"><text:span text:style-name="T2">Each variable name, </text:span><text:span text:style-name="Source_20_Text"><text:span text:style-name="T2">prefix__suffix</text:span></text:span><text:span text:style-name="T2">, consists of two parts (separated by a double underscore) that inform you of the meaning of the variable. The prefix indicates from which of the above-listed file the variable was derived (e.g. Madden-Julian oscillation, pressure, and potential evaporation from NOAA's </text:span><text:span text:style-name="Source_20_Text"><text:span text:style-name="T2">surface_gauss</text:span></text:span><text:span text:style-name="T2"> etc), the suffix indicates the specific type of information that was extracted from the file. </text:span></text:p>
      <text:p text:style-name="Text_20_body"><text:span text:style-name="T2"/></text:p>
      <text:h text:style-name="P2" text:outline-level="3"><text:soft-page-break/>Variable prefixes</text:h>
      <text:list xml:id="list2190288810" text:style-name="L2">
        <text:list-item>
          <text:p text:style-name="P6"><text:span text:style-name="Source_20_Text"><text:span text:style-name="T2">contest-slp-14d</text:span></text:span><text:span text:style-name="T2">: file containing sea level pressure (slp) </text:span></text:p>
        </text:list-item>
        <text:list-item>
          <text:p text:style-name="P6"><text:span text:style-name="Source_20_Text"><text:span text:style-name="T2">nmme0-tmp2m-34w</text:span></text:span><text:span text:style-name="T2">: file containing most recent monthly NMME model forecasts for </text:span><text:span text:style-name="Source_20_Text"><text:span text:style-name="T2">tmp2m</text:span></text:span><text:span text:style-name="T2"> (</text:span><text:span text:style-name="Source_20_Text"><text:span text:style-name="T2">cancm30</text:span></text:span><text:span text:style-name="T2">,<text:line-break/></text:span><text:span text:style-name="Source_20_Text"><text:span text:style-name="T2">cancm40</text:span></text:span><text:span text:style-name="T2">, </text:span><text:span text:style-name="Source_20_Text"><text:span text:style-name="T2">ccsm30</text:span></text:span><text:span text:style-name="T2">, </text:span><text:span text:style-name="Source_20_Text"><text:span text:style-name="T2">ccsm40</text:span></text:span><text:span text:style-name="T2">, </text:span><text:span text:style-name="Source_20_Text"><text:span text:style-name="T2">cfsv20</text:span></text:span><text:span text:style-name="T2">, </text:span><text:span text:style-name="Source_20_Text"><text:span text:style-name="T2">gfdlflora0</text:span></text:span><text:span text:style-name="T2">, </text:span><text:span text:style-name="Source_20_Text"><text:span text:style-name="T2">gfdlflorb0</text:span></text:span><text:span text:style-name="T2">, </text:span><text:span text:style-name="Source_20_Text"><text:span text:style-name="T2">gfdl0</text:span></text:span><text:span text:style-name="T2">, </text:span><text:span text:style-name="Source_20_Text"><text:span text:style-name="T2">nasa0</text:span></text:span><text:span text:style-name="T2">,<text:line-break/></text:span><text:span text:style-name="Source_20_Text"><text:span text:style-name="T2">nmme0mean</text:span></text:span><text:span text:style-name="T2">) and average forecast across those models (</text:span><text:span text:style-name="Source_20_Text"><text:span text:style-name="T2">nmme0mean</text:span></text:span><text:span text:style-name="T2">)</text:span></text:p>
        </text:list-item>
        <text:list-item>
          <text:p text:style-name="P6"><text:span text:style-name="Source_20_Text"><text:span text:style-name="T2">contest-pres-sfc-gauss-14d</text:span></text:span><text:span text:style-name="T2">: pressure </text:span></text:p>
        </text:list-item>
        <text:list-item>
          <text:p text:style-name="P6"><text:span text:style-name="Source_20_Text"><text:span text:style-name="T2">mjo1d</text:span></text:span><text:span text:style-name="T2">: MJO phase and amplitude</text:span></text:p>
        </text:list-item>
        <text:list-item>
          <text:p text:style-name="P6"><text:span text:style-name="Source_20_Text"><text:span text:style-name="T2">contest-pevpr-sfc-gauss-14d</text:span></text:span><text:span text:style-name="T2">: potential evaporation</text:span></text:p>
        </text:list-item>
        <text:list-item>
          <text:p text:style-name="P6"><text:span text:style-name="Source_20_Text"><text:span text:style-name="T2">contest-wind-h850-14d</text:span></text:span><text:span text:style-name="T2">: geopotential height at 850 millibars</text:span></text:p>
          <text:list>
            <text:list-item>
              <text:p text:style-name="P7"><text:span text:style-name="Source_20_Text"><text:span text:style-name="T2">contest-wind-h500-14d</text:span></text:span><text:span text:style-name="T2">: geopotential height at 500 millibars</text:span></text:p>
            </text:list-item>
          </text:list>
        </text:list-item>
        <text:list-item>
          <text:p text:style-name="P6"><text:span text:style-name="Source_20_Text"><text:span text:style-name="T2">contest-wind-h100-14d</text:span></text:span><text:span text:style-name="T2">: geopotential height at 100 millibars</text:span></text:p>
        </text:list-item>
        <text:list-item>
          <text:p text:style-name="P6"><text:span text:style-name="Source_20_Text"><text:span text:style-name="T2">contest-wind-h10-14d</text:span></text:span><text:span text:style-name="T2">: geopotential height at 10 millibars</text:span></text:p>
        </text:list-item>
        <text:list-item>
          <text:p text:style-name="P6"><text:span text:style-name="Source_20_Text"><text:span text:style-name="T2">contest-wind-vwnd-925-14d</text:span></text:span><text:span text:style-name="T2">: longitudinal wind at 925 millibars</text:span></text:p>
          <text:list>
            <text:list-item>
              <text:p text:style-name="P7"><text:span text:style-name="Source_20_Text"><text:span text:style-name="T2">contest-wind-vwnd-250-14d</text:span></text:span><text:span text:style-name="T2">: longitudinal wind at 250 millibars</text:span></text:p>
            </text:list-item>
          </text:list>
        </text:list-item>
        <text:list-item>
          <text:p text:style-name="P6"><text:span text:style-name="Source_20_Text"><text:span text:style-name="T2">contest-wind-uwnd-250-14d</text:span></text:span><text:span text:style-name="T2">: zonal wind at 250 millibars</text:span></text:p>
        </text:list-item>
        <text:list-item>
          <text:p text:style-name="P6"><text:span text:style-name="Source_20_Text"><text:span text:style-name="T2">contest-wind-uwnd-925-14d</text:span></text:span><text:span text:style-name="T2">: zonal wind at 925 millibars</text:span></text:p>
        </text:list-item>
        <text:list-item>
          <text:p text:style-name="P6"><text:span text:style-name="Source_20_Text"><text:span text:style-name="T2">contest-rhum-sig995-14d</text:span></text:span><text:span text:style-name="T2">: relative humidity</text:span></text:p>
          <text:list>
            <text:list-item>
              <text:p text:style-name="P7"><text:span text:style-name="Source_20_Text"><text:span text:style-name="T2">contest-prwtr-eatm-14d</text:span></text:span><text:span text:style-name="T2">: precipitable water for entire atmosphere</text:span></text:p>
            </text:list-item>
          </text:list>
        </text:list-item>
        <text:list-item>
          <text:p text:style-name="P6"><text:span text:style-name="Source_20_Text"><text:span text:style-name="T2">nmme-prate-34w</text:span></text:span><text:span text:style-name="T2">: weeks 3-4 weighted average of monthly NMME model forecasts for precipitation</text:span></text:p>
          <text:list>
            <text:list-item>
              <text:p text:style-name="P7"><text:span text:style-name="Source_20_Text"><text:span text:style-name="T2">nmme-prate-56w</text:span></text:span><text:span text:style-name="T2">: weeks 5-6 weighted average of monthly NMME model forecasts for precipitation</text:span></text:p>
            </text:list-item>
          </text:list>
        </text:list-item>
        <text:list-item>
          <text:p text:style-name="P6"><text:span text:style-name="Source_20_Text"><text:span text:style-name="T2">nmme0-prate-56w</text:span></text:span><text:span text:style-name="T2">: weeks 5-6 weighted average of most recent monthly NMME model forecasts for precipitation</text:span></text:p>
        </text:list-item>
        <text:list-item>
          <text:p text:style-name="P6"><text:span text:style-name="Source_20_Text"><text:span text:style-name="T2">nmme0-prate-34w</text:span></text:span><text:span text:style-name="T2">: weeks 3-4 weighted average of most recent monthly NMME model forecasts for precipitation</text:span></text:p>
        </text:list-item>
        <text:list-item>
          <text:p text:style-name="P6"><text:span text:style-name="Source_20_Text"><text:span text:style-name="T2">nmme-tmp2m-34w</text:span></text:span><text:span text:style-name="T2">: weeks 3-4 weighted average of most recent monthly NMME model forecasts for target label, </text:span><text:span text:style-name="Source_20_Text"><text:span text:style-name="T2">contest-tmp2m-14d__tmp2m</text:span></text:span></text:p>
        </text:list-item>
        <text:list-item>
          <text:p text:style-name="P6"><text:span text:style-name="Source_20_Text"><text:span text:style-name="T2">nmme-tmp2m-56w</text:span></text:span><text:span text:style-name="T2">: weeks 5-6 weighted average of monthly NMME model forecasts for target label, </text:span><text:span text:style-name="Source_20_Text"><text:span text:style-name="T2">contest-tmp2m-14d__tmp2m</text:span></text:span></text:p>
        </text:list-item>
        <text:list-item>
          <text:p text:style-name="P6"><text:span text:style-name="Source_20_Text"><text:span text:style-name="T2">mei</text:span></text:span><text:span text:style-name="T2">: MEI (</text:span><text:span text:style-name="Source_20_Text"><text:span text:style-name="T2">mei</text:span></text:span><text:span text:style-name="T2">), MEI rank (</text:span><text:span text:style-name="Source_20_Text"><text:span text:style-name="T2">rank</text:span></text:span><text:span text:style-name="T2">), and Niño Index Phase (</text:span><text:span text:style-name="Source_20_Text"><text:span text:style-name="T2">nip</text:span></text:span><text:span text:style-name="T2">)</text:span></text:p>
        </text:list-item>
        <text:list-item>
          <text:p text:style-name="P6"><text:span text:style-name="Source_20_Text"><text:span text:style-name="T2">elevation</text:span></text:span><text:span text:style-name="T2">: elevation</text:span></text:p>
        </text:list-item>
        <text:list-item>
          <text:p text:style-name="P6"><text:span text:style-name="Source_20_Text"><text:span text:style-name="T2">contest-precip-14d</text:span></text:span><text:span text:style-name="T2">: measured precipitation</text:span></text:p>
        </text:list-item>
        <text:list-item>
          <text:p text:style-name="P6"><text:span text:style-name="Source_20_Text"><text:span text:style-name="T2">climateregions</text:span></text:span><text:span text:style-name="T2">: Köppen-Geigerclimateclassifications</text:span></text:p>
        </text:list-item>
      </text:list>
      <text:h text:style-name="P2" text:outline-level="3">Variables without prefix</text:h>
      <text:p text:style-name="P11">Some variables do not have a prefix. Instead, each variable name in its entirely indicates the information the variable captures.</text:p>
      <text:list xml:id="list1612662070" text:style-name="L3">
        <text:list-item>
          <text:p text:style-name="P9"><text:span text:style-name="Source_20_Text"><text:span text:style-name="T2">lat</text:span></text:span><text:span text:style-name="T2">: latitude of location (anonymized) </text:span></text:p>
        </text:list-item>
        <text:list-item>
          <text:p text:style-name="P9"><text:span text:style-name="Source_20_Text"><text:span text:style-name="T2">lon</text:span></text:span><text:span text:style-name="T2">: longitude of location (anonymized) </text:span></text:p>
        </text:list-item>
        <text:list-item>
          <text:p text:style-name="P9"><text:span text:style-name="Source_20_Text"><text:span text:style-name="T2">startdate</text:span></text:span><text:span text:style-name="T2">: startdate of the 14 day period </text:span></text:p>
        </text:list-item>
        <text:list-item>
          <text:p text:style-name="P9"><text:span text:style-name="Source_20_Text"><text:span text:style-name="T2">sst</text:span></text:span><text:span text:style-name="T2">: sea surface temperature </text:span></text:p>
        </text:list-item>
        <text:list-item>
          <text:p text:style-name="P9"><text:span text:style-name="Source_20_Text"><text:span text:style-name="T2">icec</text:span></text:span><text:span text:style-name="T2">: sea ice concentration </text:span></text:p>
        </text:list-item>
        <text:list-item>
          <text:p text:style-name="P8"><text:span text:style-name="Source_20_Text"><text:span text:style-name="T2">cancm30</text:span></text:span><text:span text:style-name="T2">, </text:span><text:span text:style-name="Source_20_Text"><text:span text:style-name="T2">cancm40</text:span></text:span><text:span text:style-name="T2">, </text:span><text:span text:style-name="Source_20_Text"><text:span text:style-name="T2">ccsm30</text:span></text:span><text:span text:style-name="T2">, </text:span><text:span text:style-name="Source_20_Text"><text:span text:style-name="T2">ccsm40</text:span></text:span><text:span text:style-name="T2">, </text:span><text:span text:style-name="Source_20_Text"><text:span text:style-name="T2">cfsv20</text:span></text:span><text:span text:style-name="T2">, </text:span><text:span text:style-name="Source_20_Text"><text:span text:style-name="T2">gfdlflora0</text:span></text:span><text:span text:style-name="T2">, </text:span><text:span text:style-name="Source_20_Text"><text:span text:style-name="T2">gfdlflorb0</text:span></text:span><text:span text:style-name="T2">, </text:span><text:span text:style-name="Source_20_Text"><text:span text:style-name="T2">gfdl0</text:span></text:span><text:span text:style-name="T2">, </text:span><text:span text:style-name="Source_20_Text"><text:span text:style-name="T2">nasa0</text:span></text:span><text:span text:style-name="T2">, </text:span><text:span text:style-name="Source_20_Text"><text:span text:style-name="T2">nmme0mean</text:span></text:span><text:span text:style-name="T2">: most recent forecasts from weather models </text:span></text:p>
        </text:list-item>
      </text:list>
      <text:h text:style-name="P2" text:outline-level="3">Target</text:h>
      <text:list xml:id="list2709318168" text:style-name="L4">
        <text:list-item>
          <text:p text:style-name="P10"><text:span text:style-name="Source_20_Text"><text:span text:style-name="T2">contest-tmp2m-14d__tmp2m</text:span></text:span><text:span text:style-name="T2">: the arithmetic mean of the max and min observed temperature over the next 14 days for each location and start date, computed as </text:span><text:span text:style-name="Source_20_Text"><text:span text:style-name="T2">(measured max temperature + measured mini temperature) / 2</text:span></text:span><text:span text:style-name="T2"> </text:span></text:p>
        </text:list-item>
      </text:list>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9T22:45:33.499806333</meta:creation-date>
    <dc:date>2023-01-29T23:10:31.514956487</dc:date>
    <meta:editing-duration>PT3M17S</meta:editing-duration>
    <meta:editing-cycles>2</meta:editing-cycles>
    <meta:generator>LibreOffice/7.3.7.2$Linux_X86_64 LibreOffice_project/30$Build-2</meta:generator>
    <meta:print-date>2023-01-29T22:48:30.738251163</meta:print-date>
    <meta:document-statistic meta:table-count="0" meta:image-count="0" meta:object-count="0" meta:page-count="2" meta:paragraph-count="61" meta:word-count="853" meta:character-count="6697" meta:non-whitespace-character-count="5945"/>
  </office:meta>
</office:document-meta>
</file>